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Crew Fireworks is online sales only and all sales are final. Absolutely no cash or offline sales will go through crewfireworks.com. If you wish to make a purchase over the phone we will first need to verify you and your account on file with us where the order will end up being placed. You are responsible for all information provided on your behalf to crewfireworks.com including but not limited to your name, mailing/billing address for delivery on account, email address, phone number and all other information we might ask for. If for any reason the information you provided is not accurate the responsibility falls directly back on the consumer of the website. Please do your due diligence as a customer and double check to ensure all information you provided is correct as this will ensure the most seamless purchasing experience for all of us. All sales at crewfireworks.com are final and there will be no full or partial refunds issued. Once your order is placed your order gets processed and pulled immediately by the distributor to ensure inventory reliability by all parties. If for some reason there is a delay that can happen within minutes of several orders containing the same product being placed all at the same time it will be served on a first come first serve basis. If an item you selected is not available from your order we will replace that item with something of equal or better quality every time. In the rare occurrence we don’t have an item to replace yours we will then make case by case arrangements for a partial refund for the unavailable items. Please keep in mind crewfireworks.com does not hold or own any of the products found on its site, hence why all sales are final, nor do we ship any of the products. This site was built by a huge fireworks fan only as a tool to get everyday people the most fireworks they can every year by simply ordering from their phone or computer. Again as soon as your order is submitted the sale is final and the transaction goes through third parties immediately to process and ship your order so every customer in line gets their order as soon a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4</meta:generator>
  </office:meta>
</office:document-meta>
</file>